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complex="Times New Roman" fo:font-size="10pt" style:font-size-asian="10pt" style:font-size-complex="10pt"/>
    </style:style>
    <style:style style:name="T3"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T4"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T5"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T6"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T7"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T8" style:parent-style-name="DefaultParagraphFont" style:family="text">
      <style:text-properties style:font-name="Times New Roman" style:font-name-complex="Times New Roman" fo:font-weight="bold" style:font-weight-asian="bold" style:font-weight-complex="bold" fo:font-size="10pt" style:font-size-asian="10pt" style:font-size-complex="10pt"/>
    </style:style>
    <style:style style:name="P9" style:parent-style-name="Normal" style:family="paragraph">
      <style:text-properties style:font-name="Times New Roman" style:font-name-complex="Times New Roman" fo:font-weight="bold" style:font-weight-asian="bold" style:font-weight-complex="bold" fo:font-size="10pt" style:font-size-asian="10pt" style:font-size-complex="10pt"/>
    </style:style>
    <style:style style:name="P10" style:parent-style-name="Normal" style:family="paragraph">
      <style:text-properties style:font-name="Times New Roman" style:font-name-complex="Times New Roman" fo:font-size="10pt" style:font-size-asian="10pt" style:font-size-complex="10pt"/>
    </style:style>
    <style:style style:name="P11" style:parent-style-name="Normal" style:family="paragraph">
      <style:text-properties style:font-name="Times New Roman" style:font-name-complex="Times New Roman" fo:font-size="10pt" style:font-size-asian="10pt" style:font-size-complex="10pt"/>
    </style:style>
    <style:style style:name="P12" style:parent-style-name="Normal" style:family="paragraph">
      <style:text-properties style:font-name="Times New Roman" style:font-name-complex="Times New Roman" fo:font-size="10pt" style:font-size-asian="10pt" style:font-size-complex="10pt"/>
    </style:style>
    <style:style style:name="P13" style:parent-style-name="Normal" style:family="paragraph">
      <style:text-properties style:font-name="Times New Roman" style:font-name-complex="Times New Roman" fo:font-size="10pt" style:font-size-asian="10pt" style:font-size-complex="10pt"/>
    </style:style>
    <style:style style:name="P14" style:parent-style-name="Normal" style:family="paragraph">
      <style:text-properties style:font-name="Times New Roman" style:font-name-complex="Times New Roman" fo:font-size="10pt" style:font-size-asian="10pt" style:font-size-complex="10pt"/>
    </style:style>
    <style:style style:name="P15" style:parent-style-name="Normal" style:family="paragraph">
      <style:text-properties style:font-name="Times New Roman" style:font-name-complex="Times New Roman" fo:font-size="10pt" style:font-size-asian="10pt" style:font-size-complex="10pt"/>
    </style:style>
    <style:style style:name="P16" style:parent-style-name="Normal" style:family="paragraph">
      <style:text-properties style:font-name="Times New Roman" style:font-name-complex="Times New Roman" fo:font-size="10pt" style:font-size-asian="10pt" style:font-size-complex="10pt"/>
    </style:style>
    <style:style style:name="P17" style:parent-style-name="Normal" style:family="paragraph">
      <style:text-properties style:font-name="Times New Roman" style:font-name-complex="Times New Roman" fo:font-size="10pt" style:font-size-asian="10pt" style:font-size-complex="10pt"/>
    </style:style>
    <style:style style:name="P18" style:parent-style-name="Normal" style:family="paragraph">
      <style:text-properties style:font-name="Times New Roman" style:font-name-complex="Times New Roman" fo:font-size="10pt" style:font-size-asian="10pt" style:font-size-complex="10pt"/>
    </style:style>
    <style:style style:name="P19" style:parent-style-name="Normal" style:family="paragraph">
      <style:text-properties style:font-name="Times New Roman" style:font-name-complex="Times New Roman" fo:font-size="10pt" style:font-size-asian="10pt" style:font-size-complex="10pt"/>
    </style:style>
    <style:style style:name="P20" style:parent-style-name="Normal" style:family="paragraph">
      <style:text-properties style:font-name="Times New Roman" style:font-name-complex="Times New Roman" fo:font-size="10pt" style:font-size-asian="10pt" style:font-size-complex="10pt"/>
    </style:style>
    <style:style style:name="P21" style:parent-style-name="Normal" style:family="paragraph">
      <style:text-properties style:font-name="Times New Roman" style:font-name-complex="Times New Roman" fo:font-size="10pt" style:font-size-asian="10pt" style:font-size-complex="10pt"/>
    </style:style>
    <style:style style:name="P22" style:parent-style-name="Normal" style:family="paragraph">
      <style:text-properties style:font-name="Times New Roman" style:font-name-complex="Times New Roman" fo:font-size="10pt" style:font-size-asian="10pt" style:font-size-complex="10pt"/>
    </style:style>
    <style:style style:name="P23" style:parent-style-name="Normal" style:family="paragraph">
      <style:text-properties style:font-name="Times New Roman" style:font-name-complex="Times New Roman" fo:font-size="10pt" style:font-size-asian="10pt" style:font-size-complex="10pt"/>
    </style:style>
    <style:style style:name="P24" style:parent-style-name="Normal" style:family="paragraph">
      <style:text-properties style:font-name="Times New Roman" style:font-name-complex="Times New Roman" fo:font-size="10pt" style:font-size-asian="10pt" style:font-size-complex="10pt"/>
    </style:style>
    <style:style style:name="P25" style:parent-style-name="Normal" style:family="paragraph">
      <style:text-properties style:font-name="Times New Roman" style:font-name-complex="Times New Roman" fo:font-weight="bold" style:font-weight-asian="bold" style:font-weight-complex="bold" fo:font-size="10pt" style:font-size-asian="10pt" style:font-size-complex="10pt"/>
    </style:style>
  </office:automatic-styles>
  <office:body>
    <office:text text:use-soft-page-breaks="true">
      <text:p text:style-name="P1">HOWTO</text:p>
      <text:p text:style-name="Normal">Hello All,</text:p>
      <text:p text:style-name="Normal">Hope all had an amazing thanksgiving weekend and had some quality time with your family.<text:s/></text:p>
      <text:p text:style-name="Normal">I am Vikas Sanil, presenting to you our non-profit organization HOWTO<text:s/><text:span text:style-name="T2">set up</text:span><text:span text:style-name="T3"><text:s/>to help older people perform day-to-day activities using our<text:s/></text:span><text:span text:style-name="T4">collaborator’s</text:span><text:span text:style-name="T5"><text:s/>mobile apps</text:span><text:span text:style-name="T6"><text:s/>like<text:s/></text:span><text:span text:style-name="T7">Handyman, Uber, Lyft, Instacart, Doordash, RepairPal, Yelp, and Yellowpages</text:span><text:span text:style-name="T8">.</text:span></text:p>
      <text:p text:style-name="P9">Our<text:s/>service platform<text:s/>will guide<text:s/>the<text:s/>older<text:s/>generation<text:s/>to use<text:s/>the<text:s/>latest digital platforms in their daily lives.<text:s/>We have plan to expand it further to use Internet of Things in future.</text:p>
      <text:p text:style-name="P10">Why<text:s/>we came up with this idea? And what is this photo of two people drinking buttermilk?</text:p>
      <text:p text:style-name="P11">This is<text:s/>a<text:s/>screen grab from Netflix Korean drama Hometown Cha cha cha.</text:p>
      <text:p text:style-name="P12">The younger person is jack of all trade, Chief Hong<text:s/>and<text:s/>next to him is<text:s/>Grandma Gamri, who lives alone in her ancestral property since her only son is working far away<text:s/>in<text:s/>Seoul.</text:p>
      <text:p text:style-name="P13">Chief Hong is Grandma Gamri’s go-to person when she needs to understand how to use the latest digital platform in daily life in absence of her son.</text:p>
      <text:p text:style-name="P14">A lot of our generation will be able to relate to Grandma Gamri’s situation as we have moved out of our hometown in search of better opportunities<text:s/>like our parents did<text:s/>and struggle to help our parents when they need help in understanding the latest digital platforms. Usually, we will have<text:s/>someone<text:s/>younger<text:s/>in our<text:s/>relative or neighbor to demonstrate the application or device. Sometimes parents may get it in one go or may need some more guidance to understand this better.<text:s/>But as we keep moving for better opportunities we are also tending to move away from relatives and have lesser close ties with neighbors since either we move, or they move out in regular intervals.</text:p>
      <text:p text:style-name="P15">Personal Story – I had a friend helping my parents for quite some time and now he had to move out for better job opportunities and now my parents are struggling and miss him more than me.</text:p>
      <text:p text:style-name="P16">So,<text:s/>there is this need for a platform that helps older people in understanding the latest digital platforms to use. You may say what is there to help? Let me give you a<text:s/>simple example. I am from Mysore, a small city in India and my parents cannot commute in a personal vehicle or public transport due to health issues. So, to visit a doctor they need to book a taxi/autorickshaw. Due to Uber/Ola(local rideshare app) nowadays you cannot get a taxi/autorickshaw by calling the drivers you know as they are busy with app-provided rides. So I asked my father to use those apps. He had a tough time understanding how to give his address as in India google Maps is not accurate as it is in the USA(even here it is not that great if you are staying away from downtown). I suggested he give the nearest landmarks, but again that had a different issue. The landmarks may be called in a different way and may have a similar sounding landmark in another part of the city. So now I had to explain to him to use google maps<text:s/>to see<text:s/>what<text:s/>the landmark is<text:s/>called on the map and then use the same terminology in the app. That was the last straw for him in our video call as he had to open<text:s/>another mobile application which he doesn’t understand. On top of it the hassle of moving in between multiple applications on a single window. So I had to send him screenshots with what to enter in these apps and book the ride.</text:p>
      <text:p text:style-name="P17">I know you are thinking we are a technology-savvy generation and when we get old, we should not have this problem, so this product is short-lived. But that’s exactly what our parents thought when they were young. As we grow<text:s/>old,<text:s/>we will not be able to keep up with everything changing around us<text:s/>just like our parents,<text:s/>and<text:s/>not every<text:s/>product developer will keep in mind the end user will not be as tech-savvy as they are. So that’s where our service platform comes into the picture. We will provide the help/guidance required for older people. We will address the how-to-use questions by providing simple video calls, audio calls, and<text:s/>a<text:s/>knowledge dump for them to help.<text:s/></text:p>
      <text:p text:style-name="P18">As per UN, the older population will be more than 2 billion by 2050. Who knows by then how far younger people would be moving from their hometown? I keep telling my uncle who doesn’t like his kids staying in another country<text:s/><text:soft-page-break/>that he had to move from our native place to cities for better opportunities and we his kids,<text:s/>must<text:s/>travel to different countries for better opportunities and our next generation may travel to different planets for better opportunities. Who knows what<text:s/>the possibilities are?! But we should be prepared for such a situation and keep ourselves prepared for it.</text:p>
      <text:p text:style-name="P19">The challenge we saw for the service platform was how we make it user-friendly:</text:p>
      <text:p text:style-name="P20">It should take fewer steps for older people to reach us and get the required help or guidance. We are developing our platform for all devices so that they can access it easily and connect with us. As I mentioned earlier, we will let them connect with us through video calls and audio calls if required. We will also provide<text:s/>a<text:s/>few knowledge dumps in our platform so that<text:s/>they can go through some regular ones whenever they require. Since we are a non-profit organization, we will not be able to maintain a larger call center group, so we are allowing our platform to be available for anyone who wants to volunteer. We will maintain a small number of the core team and utilize crowdsourcing to source our different requirements like platform improvement, customer support, knowledge dump creation, and monitoring. We will also utilize the latest development in AI to keep a check on any fraud happening on our platform. We will try not to use AI customer-facing as much as possible as it will defy the purpose of our platform.</text:p>
      <text:p text:style-name="P21"/>
      <text:p text:style-name="P22"/>
      <text:p text:style-name="P23"/>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kas Sanil</meta:initial-creator>
    <dc:creator>Vikas Sanil</dc:creator>
    <meta:creation-date>2022-11-30T16:52:00Z</meta:creation-date>
    <dc:date>2022-11-30T18:42:00Z</dc:date>
    <meta:template xlink:href="Normal" xlink:type="simple"/>
    <meta:editing-cycles>1</meta:editing-cycles>
    <meta:editing-duration>PT6420S</meta:editing-duration>
    <meta:user-defined meta:name="GrammarlyDocumentId">e3ff7a87-4780-441f-bbc4-3492e972198b</meta:user-defined>
    <meta:document-statistic meta:page-count="2" meta:paragraph-count="11" meta:word-count="841" meta:character-count="5629" meta:row-count="39" meta:non-whitespace-character-count="4799"/>
  </office:meta>
</office:document-meta>
</file>